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Helvetica1" svg:font-family="Helvetica"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line-height="150%"/>
    </style:style>
    <style:style style:name="P2" style:family="paragraph" style:parent-style-name="Preformatted_20_Text">
      <style:paragraph-properties fo:line-height="150%"/>
      <style:text-properties fo:color="#000000" style:font-name="Helvetica"/>
    </style:style>
    <style:style style:name="P3" style:family="paragraph" style:parent-style-name="Normal">
      <style:text-properties style:font-name="Helvetica1"/>
    </style:style>
    <style:style style:name="P4" style:family="paragraph" style:parent-style-name="Normal">
      <style:text-properties style:font-name="Helvetica1" officeooo:paragraph-rsid="001549ba"/>
    </style:style>
    <style:style style:name="P5" style:family="paragraph" style:parent-style-name="Normal">
      <style:text-properties officeooo:paragraph-rsid="001549ba"/>
    </style:style>
    <style:style style:name="P6" style:family="paragraph" style:parent-style-name="Normal">
      <style:text-properties fo:color="#4c4c4c" style:font-name="Helvetica1"/>
    </style:style>
    <style:style style:name="P7" style:family="paragraph" style:parent-style-name="Normal">
      <style:text-properties fo:color="#4c4c4c" style:font-name="Helvetica1" fo:font-size="16pt" style:font-size-asian="16pt" style:font-size-complex="16pt"/>
    </style:style>
    <style:style style:name="P8" style:family="paragraph" style:parent-style-name="Normal">
      <style:text-properties fo:color="#4c4c4c" style:font-name="Helvetica1" fo:font-size="24pt" style:font-size-asian="24pt" style:font-size-complex="24pt"/>
    </style:style>
    <style:style style:name="P9" style:family="paragraph" style:parent-style-name="Normal">
      <style:text-properties style:font-name="Helvetica1"/>
    </style:style>
    <style:style style:name="P10" style:family="paragraph" style:parent-style-name="Normal" style:list-style-name="L1">
      <style:text-properties style:font-name="Helvetica1"/>
    </style:style>
    <style:style style:name="P11" style:family="paragraph" style:parent-style-name="Normal" style:list-style-name="L2">
      <style:text-properties style:font-name="Helvetica1"/>
    </style:style>
    <style:style style:name="P12" style:family="paragraph" style:parent-style-name="Normal" style:list-style-name="L3">
      <style:text-properties style:font-name="Helvetica1"/>
    </style:style>
    <style:style style:name="P13" style:family="paragraph" style:parent-style-name="Normal">
      <style:text-properties fo:color="#000000" style:text-position="0% 0%" style:font-name="Helvetica1" fo:letter-spacing="normal" fo:background-color="#ffffff" style:font-name-asian="Arial2" style:font-name-complex="Arial2"/>
    </style:style>
    <style:style style:name="P14" style:family="paragraph" style:parent-style-name="Normal" style:list-style-name="WWNum15">
      <style:text-properties fo:color="#000000" style:text-position="0% 0%" style:font-name="Helvetica1" fo:letter-spacing="normal" fo:background-color="#ffffff" style:font-name-asian="Arial2" style:font-name-complex="Arial2"/>
    </style:style>
    <style:style style:name="P15" style:family="paragraph" style:parent-style-name="Normal" style:list-style-name="WWNum17">
      <style:text-properties fo:color="#000000" style:text-position="0% 0%" style:font-name="Helvetica1" fo:letter-spacing="normal" fo:background-color="#ffffff" style:font-name-asian="Arial2" style:font-name-complex="Arial2"/>
    </style:style>
    <style:style style:name="P16" style:family="paragraph" style:parent-style-name="Normal" style:list-style-name="WWNum19"/>
    <style:style style:name="P17" style:family="paragraph" style:parent-style-name="Normal" style:list-style-name="L3"/>
    <style:style style:name="P18" style:family="paragraph" style:parent-style-name="Preformatted_20_Text" style:master-page-name="MP0">
      <style:paragraph-properties fo:line-height="150%" style:page-number="auto" fo:break-before="page"/>
      <style:text-properties style:font-name="Arial"/>
    </style:style>
    <style:style style:name="T1" style:family="text">
      <style:text-properties fo:color="#666666" style:font-name="Helvetica1" fo:font-size="16pt" style:font-size-asian="16pt" style:font-size-complex="16pt"/>
    </style:style>
    <style:style style:name="T2" style:family="text">
      <style:text-properties fo:color="#000000" style:font-name="Helvetica"/>
    </style:style>
    <style:style style:name="T3" style:family="text">
      <style:text-properties fo:color="#000000" style:text-position="0% 0%" style:font-name="Helvetica1" fo:font-size="10pt" fo:letter-spacing="normal" fo:background-color="#ffffff" style:font-name-asian="Arial2" style:font-size-asian="10pt" style:font-name-complex="Arial2" style:font-size-complex="10pt"/>
    </style:style>
    <style:style style:name="T4" style:family="text">
      <style:text-properties fo:color="#000000" style:text-position="0% 0%" style:font-name="Helvetica1" fo:font-size="10pt" fo:letter-spacing="normal" style:text-underline-style="solid" style:text-underline-width="auto" style:text-underline-color="font-color" fo:background-color="#ffffff" style:font-name-asian="Arial2" style:font-size-asian="10pt" style:font-name-complex="Arial2" style:font-size-complex="10pt"/>
    </style:style>
    <style:style style:name="T5" style:family="text">
      <style:text-properties fo:color="#000000" style:text-position="0% 0%" style:font-name="Helvetica1" fo:font-size="10pt" fo:letter-spacing="normal" style:text-underline-style="solid" style:text-underline-width="auto" style:text-underline-color="font-color" officeooo:rsid="0016d7ea" fo:background-color="#ffffff" style:font-name-asian="Arial2" style:font-size-asian="10pt" style:font-name-complex="Arial2" style:font-size-complex="10pt"/>
    </style:style>
    <style:style style:name="T6" style:family="text">
      <style:text-properties fo:color="#000000" style:font-name="Helvetica1"/>
    </style:style>
    <style:style style:name="T7" style:family="text">
      <style:text-properties fo:color="#000000" style:font-name="Helvetica1" fo:font-size="12pt" style:font-size-asian="12pt" style:font-size-complex="12pt"/>
    </style:style>
    <style:style style:name="T8" style:family="text">
      <style:text-properties fo:color="#000000" style:font-name="Helvetica1" fo:font-size="8pt" style:font-size-asian="8pt" style:font-size-complex="8pt"/>
    </style:style>
    <style:style style:name="T9" style:family="text">
      <style:text-properties fo:font-weight="bold" style:font-weight-asian="bold" style:font-weight-complex="bold"/>
    </style:style>
    <style:style style:name="T10" style:family="text">
      <style:text-properties fo:font-size="10pt" style:font-size-asian="10pt" style:font-size-complex="10pt"/>
    </style:style>
    <style:style style:name="T11" style:family="text">
      <style:text-properties style:text-position="0% 0%" style:font-name="Helvetica1" fo:font-size="10pt" fo:letter-spacing="normal" fo:background-color="#ffffff" style:font-name-asian="Arial2" style:font-size-asian="10pt" style:font-name-complex="Arial2" style:font-size-complex="10pt"/>
    </style:style>
    <style:style style:name="T12" style:family="text">
      <style:text-properties fo:color="#4c4c4c" style:font-name="Helvetica1" fo:font-size="16pt" style:font-size-asian="16pt" style:font-size-complex="16pt"/>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Helvetica"/>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8">PARTOUT</text:p>
      <text:p text:style-name="P6"/>
      <text:p text:style-name="Normal"><text:span text:style-name="Default_20_Paragraph_20_Font"><text:span text:style-name="T12">Les modules développés pour le sprint 2 sont :</text:span></text:span><text:span text:style-name="Default_20_Paragraph_20_Font"><text:span text:style-name="T7"><text:tab/></text:span></text:span><text:span text:style-name="Default_20_Paragraph_20_Font"><text:span text:style-name="T6"><text:tab/></text:span></text:span></text:p>
      <text:p text:style-name="P3"><text:tab/>- Module <text:span text:style-name="T9">RECHERCHE</text:span> <text:tab/><text:tab/><text:tab/><text:tab/><text:tab/><text:tab/>(Sara)</text:p>
      <text:p text:style-name="P3"><text:tab/>- Module <text:span text:style-name="T9">AFFICHAGE</text:span><text:span text:style-name="T10"> liste des artistes et des œuvres</text:span><text:tab/><text:tab/>(Nicolas)</text:p>
      <text:p text:style-name="P3"><text:tab/>- Module <text:s/><text:span text:style-name="T9">MISE À JOUR</text:span> côté administrateur <text:tab/><text:tab/><text:tab/>(Léonardo)</text:p>
      <text:p text:style-name="P3"><text:tab/>- Module <text:span text:style-name="T9">LOGIN</text:span> administrateur<text:tab/><text:tab/><text:tab/><text:tab/><text:tab/>(Noémi)</text:p>
      <text:p text:style-name="P3"><text:tab/>- Module <text:span text:style-name="T9">SOUMISSION</text:span> côté usager<text:tab/><text:tab/><text:tab/><text:tab/>(Simon)</text:p>
      <text:p text:style-name="P3"><text:tab/>- Module <text:span text:style-name="T9">GESTION</text:span> côté administrateur <text:tab/><text:tab/><text:tab/>(Simon)</text:p>
      <text:p text:style-name="P3"/>
      <text:p text:style-name="P3"/>
      <text:p text:style-name="P7">Module RECHERCHE :</text:p>
      <text:list xml:id="list29762581" text:style-name="L1">
        <text:list-item>
          <text:p text:style-name="P10">La recherche simple dans la page d’accueil : ça va chercher dans les oeuvres (titre d’oeuvre) et les artistes (nom et prénom d’artiste) et va afficher le résultat avec les deux vues de liste des oeuvres et de liste des artistes</text:p>
        </text:list-item>
      </text:list>
      <text:p text:style-name="P3"/>
      <text:list xml:id="list30209849" text:continue-numbering="true" text:style-name="L1">
        <text:list-item>
          <text:p text:style-name="P10">La recherche simple dans la page de liste des oeuvres (d’usager et d’admin): ça va chercher dans les oeuvre (titre d’oeuvre) et va afficher le résultat dans la vue de liste des oeuvres </text:p>
        </text:list-item>
      </text:list>
      <text:p text:style-name="P3"/>
      <text:list xml:id="list30205407" text:continue-numbering="true" text:style-name="L1">
        <text:list-item>
          <text:p text:style-name="P10">La recherche simple dans la page de liste des artistes: ça va chercher dans les artistes (nom et prénom d’artiste) et va afficher le résultat dans la vue de liste des artistes</text:p>
        </text:list-item>
      </text:list>
      <text:p text:style-name="P3"/>
      <text:list xml:id="list30197680" text:continue-numbering="true" text:style-name="L1">
        <text:list-item>
          <text:p text:style-name="P10">La recherche avancé : après sélectionner l’oeuvre ou l’artiste dans la première balise de sélect, on peut voire que l’autre sélect est généré et on peut choisir un option et puis, on peut écrire dans l’input de texte à rechercher qui est maintenant active. </text:p>
        </text:list-item>
      </text:list>
      <text:p text:style-name="P3"/>
      <text:p text:style-name="P3"/>
      <text:p text:style-name="P7">Module AFFICHAGE liste des artistes et des œuvres côté usager :</text:p>
      <text:p text:style-name="P3"><text:tab/>- Accessible par les onglets «Artistes» et «Oeuvres» de la barre menu.</text:p>
      <text:list xml:id="list29776423" text:style-name="L2">
        <text:list-item>
          <text:p text:style-name="P11">Quand on appuie sur une ouvre de la liste, on est redirigé vers sa page descriptive où se trouve également la galerie de photo (pour l'instant, aucune n'a encore de photos).</text:p>
        </text:list-item>
        <text:list-item>
          <text:p text:style-name="P11">Il reste à faire en sorte que lorsqu'on appuie sur le nom d'un artiste, ceci mène vers la liste de ses œuvres.</text:p>
        </text:list-item>
      </text:list>
      <text:p text:style-name="P4"><text:tab/></text:p>
      <text:p text:style-name="P4"><text:tab/>- Affichage d'un carrousel d'images à l'accueil avec le titre de l'oeuvre et le nom de <text:tab/>l'artiste (le lien vers la page descriptive de l'oeuvre en vitrine sera implémenté pour le <text:tab/>sprint 3).</text:p>
      <text:p text:style-name="P3"/>
      <text:p text:style-name="P3"/>
      <text:p text:style-name="P3"/>
      <text:p text:style-name="P3"/>
      <text:p text:style-name="P3"/>
      <text:p text:style-name="P3"/>
      <text:p text:style-name="P5"><text:soft-page-break/><text:span text:style-name="T1">Module LOGIN administrateur :</text:span><text:span text:style-name="Default_20_Paragraph_20_Font"><text:span text:style-name="T6"><text:line-break/><text:tab/></text:span></text:span><text:span text:style-name="Default_20_Paragraph_20_Font"><text:span text:style-name="T3">-&gt; <text:s text:c="2"/>Adresse log-in admin : </text:span></text:span><text:a xlink:type="simple" xlink:href="http://l.facebook.com/l.php?u=http://localhost:8080/PartoutMTL/admin&amp;h=lAQFu4CYg"><text:span text:style-name="Default_20_Paragraph_20_Font"><text:span text:style-name="T4">http://localhost/Partou</text:span></text:span></text:a><text:span text:style-name="Default_20_Paragraph_20_Font"><text:span text:style-name="T5">tMTL/admin</text:span></text:span><text:span text:style-name="Default_20_Paragraph_20_Font"><text:span text:style-name="T3"><text:line-break/><text:tab/></text:span></text:span></text:p>
      <text:p text:style-name="P5"><text:span text:style-name="Default_20_Paragraph_20_Font"><text:span text:style-name="T3"><text:tab/>-&gt; <text:s text:c="2"/>NOM USAGER : 1 - MOT DE PASSE : 1 - NIVEAU: 1</text:span></text:span></text:p>
      <text:p text:style-name="P13"><text:tab/>-&gt; <text:s text:c="2"/>NOM USAGER : 2 - MOT DE PASSE : 2 - NIVEAU: 2</text:p>
      <text:p text:style-name="P3"/>
      <text:list xml:id="list29762580" text:style-name="WWNum15">
        <text:list-item>
          <text:p text:style-name="P14">Seul un administrateur authentifié peut accéder aux différentes pages d'administration. Si un intrus tente d'accéder aux différentes pages a l'aide de l'url, il est systématiquement retournée à la page d'authentification. </text:p>
        </text:list-item>
      </text:list>
      <text:p text:style-name="P3"/>
      <text:list xml:id="list29776422" text:style-name="WWNum17">
        <text:list-item>
          <text:p text:style-name="P15">Le menu du côté administrateur prend en compte la page en consultation et affiche le bon onglet sélectionné. </text:p>
        </text:list-item>
      </text:list>
      <text:p text:style-name="P3"/>
      <text:list xml:id="list29764300" text:style-name="WWNum19">
        <text:list-item>
          <text:p text:style-name="P16"><text:span text:style-name="Default_20_Paragraph_20_Font"><text:span text:style-name="T11">Si l'administrateur enregistré est de niveau 1, un onglet supplémentaire permet d'accéder à une page protégée (auquel les admins de niveau 2 n'ont pas accès). Cette page va éventuellement gérer les permissions, la création et la suppression des administrateurs du site. </text:span></text:span></text:p>
        </text:list-item>
      </text:list>
      <text:p text:style-name="P3"/>
      <text:p text:style-name="P7">Module <text:s/>IMPORTATION DE DONNÉS côté administrateur:</text:p>
      <text:list xml:id="list29764302" text:style-name="L3">
        <text:list-item>
          <text:p text:style-name="P12">Un administrateur authentifié peut cliquer sur l’option d’importation BD pour accéder à ces options.</text:p>
        </text:list-item>
        <text:list-item>
          <text:p text:style-name="P12">Il y a deux options à choisir dans cette section, vérification et importation, parce que l’importation prends du temps significatif il existe l’option de vérification, de cette manière il est possible de vérifier si il existe des donnés à importer du site de données publics de la ville de Montréal</text:p>
        </text:list-item>
        <text:list-item>
          <text:p text:style-name="P12">Le bouton d’importation est bloqué quand il est cliqué pour éviter d’appeler le script d’importation plus de une fois.</text:p>
        </text:list-item>
        <text:list-item>
          <text:p text:style-name="P17"><text:span text:style-name="Default_20_Paragraph_20_Font"><text:span text:style-name="T6">Quand l’administrateur importe des données, la table de MiseAJour garde la date et le temps d’importation pour avoir un historique d’importations fait. La visualisation d’historique sera ajouté dans le sprint 3</text:span></text:span></text:p>
        </text:list-item>
      </text:list>
      <text:p text:style-name="P3"><text:tab/></text:p>
      <text:p text:style-name="P3"/>
      <text:p text:style-name="P7">Module SOUMISSION côté usager :</text:p>
      <text:p text:style-name="P3"><text:tab/>- Le formulaire de soumission usager est accessible via le menu.</text:p>
      <text:p text:style-name="P3"><text:tab/>- Remplir les champs <text:s/>- TITRE et COURRIEL sont obligatoires.</text:p>
      <text:p text:style-name="P3"><text:tab/>- Le champs COURRIEL doit respecter le format demandé.</text:p>
      <text:p text:style-name="P3"><text:tab/>- Une fois envoyé par le bouton en bas de page, une page remercie l'usager.</text:p>
      <text:p text:style-name="P3"/>
      <text:p text:style-name="P3"/>
      <text:p text:style-name="P7">Module GESTION côté administrateur :</text:p>
      <text:p text:style-name="P3"><text:tab/>- Un administrateur peut consulter les soumissions des usagers via le menu.</text:p>
      <text:p text:style-name="P3"><text:tab/>- L'administrateur peut faire la demande d'ajout dans la base de donnée en appuyant <text:tab/>sur le lien «AJOUTER» au bas de chaque soumission. Ce lien remplira le formulaire <text:tab/>d'ajout déjà réalisé dans le sprint 1 avec les champs déjà remplis par l'usager.</text:p>
      <text:p text:style-name="P3"><text:tab/>- L'administrateur peut aussi supprimer cette soumission en appuyant sur le lien <text:tab/>«SUPPRIMER» placé également au bas de chaque soumission.</text:p>
      <text:p text:style-name="P3"><text:tab/>- L'administrateur peut visualiser la liste complète des œuvres pour gérer la <text:soft-page-break/><text:tab/>suppression à la pièce dans la base de données. L'option modification sera disponible <text:tab/>pour le sprint 3.</text:p>
      <text:p text:style-name="P3"><text:tab/>- L'administrateur peut ajouter et supprimer une catégorie d'oeuvres dans la base de <text:tab/>données via <text:tab/>l'onglet GESTION.</text:p>
      <text:p text:style-name="P3"/>
      <text:p text:style-name="P3"/>
      <text:p text:style-name="Normal"><text:span text:style-name="Default_20_Paragraph_20_Font"><text:span text:style-name="T12">Bogues et commentaires :</text:span></text:span></text:p>
      <text:p text:style-name="P3"><text:tab/>- La base de données est toujours peuplée de plusieurs tests.</text:p>
      <text:p text:style-name="P3"><text:tab/>- Les photos d'oeuvres utilisées ne nous appartiennent pas, les références sont :</text:p>
      <text:p text:style-name="P5"><text:span text:style-name="Default_20_Paragraph_20_Font"><text:span text:style-name="T8"><text:tab/></text:span></text:span><text:a xlink:type="simple" xlink:href="http://www.ctvnews.ca/polopoly_fs/1.3059430.1473128221!/httpImage/image.jpg_gen/derivatives/landscape_960/image.jpg" office:target-frame-name="_top" xlink:show="replace"><text:span text:style-name="Default_20_Paragraph_20_Font">http://www.ctvnews.ca/polo</text:span></text:a><text:a xlink:type="simple" xlink:href="http://www.ctvnews.ca/polopoly_fs/1.3059430.1473128221!/httpImage/image.jpg_gen/derivatives/landscape_960/image.jpg" office:target-frame-name="_top" xlink:show="replace"><text:span text:style-name="Default_20_Paragraph_20_Font">poly_fs/1.3059430.1473128221!/httpImage/image.jpg_gen/derivatives/landscape_960/image.jpg</text:span></text:a></text:p>
      <text:p text:style-name="Normal"><text:span text:style-name="Default_20_Paragraph_20_Font"><text:span text:style-name="T8"><text:tab/></text:span></text:span><text:a xlink:type="simple" xlink:href="http://www.ixdaily.com/storage/article/3338174-1be8f8cc.jpg" office:target-frame-name="_top" xlink:show="replace"><text:span text:style-name="Default_20_Paragraph_20_Font">http://www.ixdaily.com/storage/article/3338174-1be8f8cc.jpg</text:span></text:a></text:p>
      <text:p text:style-name="Normal"><text:span text:style-name="Default_20_Paragraph_20_Font"><text:span text:style-name="T8"><text:tab/></text:span></text:span><text:a xlink:type="simple" xlink:href="http://fr.canoe.ca/hommes/culture/galeries_photos/20130617155725_festivalmural/05.jpg" office:target-frame-name="_top" xlink:show="replace"><text:span text:style-name="Default_20_Paragraph_20_Font">http://fr.canoe.ca/hommes/culture/galeries_photos/20130617155725_festivalmural/05.jpg</text:span></text:a></text:p>
      <text:p text:style-name="Normal"><text:span text:style-name="Default_20_Paragraph_20_Font"><text:span text:style-name="T8"><text:tab/></text:span></text:span><text:a xlink:type="simple" xlink:href="http://w5.montreal.com/mtlweblog/wp-content/uploads/2010/05/P1250830.jpg" office:target-frame-name="_top" xlink:show="replace"><text:span text:style-name="Default_20_Paragraph_20_Font">http://w5.montreal.com/mtlweblog/wp-content/uploads/2010/05/P1250830.jpg</text:span></text:a></text:p>
      <text:p text:style-name="Normal"><text:span text:style-name="Default_20_Paragraph_20_Font"><text:span text:style-name="T8"><text:tab/></text:span></text:span><text:a xlink:type="simple" xlink:href="http://static.panoramio.com/photos/large/23230880.jpg" office:target-frame-name="_top" xlink:show="replace"><text:span text:style-name="Default_20_Paragraph_20_Font">http://static.panoramio.com/photos/large/23230880.jpg</text:span></text:a></text:p>
      <text:p text:style-name="Normal"><text:span text:style-name="Default_20_Paragraph_20_Font"><text:span text:style-name="T8"><text:tab/></text:span></text:span><text:a xlink:type="simple" xlink:href="http://www.canada-photos.com/images/500/vauquelin-statue_2383-2306.jpg" office:target-frame-name="_top" xlink:show="replace"><text:span text:style-name="Default_20_Paragraph_20_Font">http://www.canada-photos.com/images/500/vauquelin-statue_2383-2306.jpg</text:span></text:a></text:p>
      <text:p text:style-name="P3"/>
      <text:p text:style-name="P3"><text:tab/>- Le design, le CSS et les animations sont entammés, mais demanderont encore du <text:tab/>travail de raffinement tant du côté usager qu'administrateur.</text:p>
      <text:p text:style-name="P3"><text:tab/>- La page SOUMISSION USAGER du côté administrateur prend quelques secondes à <text:tab/>ouvrir.</text:p>
      <text:p text:style-name="P2"/>
      <text:p text:style-name="P1"><text:span text:style-name="Default_20_Paragraph_20_Font"><text:span text:style-name="T2"><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Helvetica1" svg:font-family="Helvetica"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CA"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CA"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fo:language="en" fo:country="CA" style:letter-kerning="false" style:font-name-asian="Times New Roman" style:language-asian="en" style:country-asian="CA" style:font-name-complex="Times New Roman" style:language-complex="ar" style:country-complex="SA" fo:hyphenate="tru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Wingding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Helvetica" style:font-name-asian="NSimSun" style:font-name-complex="Courier New"/>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Helvetica" style:font-name-asian="NSimSun" style:font-name-complex="Courier New"/>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Helvetica" style:font-name-asian="NSimSun" style:font-name-complex="Courier New"/>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Helvetica" style:font-name-asian="NSimSun" style:font-name-complex="Courier New"/>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initial-creator>admin</meta:initial-creator>
    <meta:creation-date>2016-12-15T23:40:00Z</meta:creation-date>
    <dc:date>2016-12-16T10:02:24.29</dc:date>
    <meta:editing-cycles>10</meta:editing-cycles>
    <meta:editing-duration>PT1H10M24S</meta:editing-duration>
    <meta:document-statistic meta:table-count="0" meta:image-count="0" meta:object-count="0" meta:page-count="3" meta:paragraph-count="54" meta:word-count="815" meta:character-count="5344" meta:non-whitespace-character-count="4511"/>
    <meta:template xlink:type="simple" xlink:actuate="onRequest" xlink:title="" xlink:href="Normal.dotm"/>
  </office:meta>
</office:document-meta>
</file>